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1.3453in"/>
    </style:style>
    <style:style style:name="co3" style:family="table-column">
      <style:table-column-properties fo:break-before="auto" style:column-width="3.7055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1.9465in"/>
    </style:style>
    <style:style style:name="co6" style:family="table-column">
      <style:table-column-properties fo:break-before="auto" style:column-width="0.890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4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7" table:number-columns-repeated="1017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  <table:table-cell office:value-type="string">
            <text:p>Cost per part</text:p>
          </table:table-cell>
          <table:table-cell office:value-type="string">
            <text:p>Total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2,U4,U3,U1</text:p>
          </table:table-cell>
          <table:table-cell office:value-type="string">
            <text:p>SOP-4_4.4x2.6mm_P1.27mm</text:p>
          </table:table-cell>
          <table:table-cell office:value-type="float" office:value="4">
            <text:p>4</text:p>
          </table:table-cell>
          <table:table-cell office:value-type="string">
            <text:p>EL3H7</text:p>
          </table:table-cell>
          <table:table-cell office:value-type="string">
            <text:p><text:a xlink:href="https://www.digikey.ca/en/products/detail/everlight-electronics-co-ltd/EL3H7-B-TA-VG/2675688">https://www.digikey.ca/en/products/detail/everlight-electronics-co-ltd/EL3H7-B-TA-VG/2675688</text:a> </text:p>
          </table:table-cell>
          <table:table-cell office:value-type="currency" office:currency="USD" office:value="0.47">
            <text:p>$0.47</text:p>
          </table:table-cell>
          <table:table-cell table:formula="of:=[.G2]*[.D2]" office:value-type="currency" office:currency="USD" office:value="1.88">
            <text:p>$1.88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V4,RV3,RV2,RV1</text:p>
          </table:table-cell>
          <table:table-cell office:value-type="string">
            <text:p>Potentiometer_Bourns_3266W_Vertical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office:value-type="string">
            <text:p><text:a xlink:href="https://www.digikey.ca/en/products/detail/bourns-inc/3266W-1-103LF/1087907">https://www.digikey.ca/en/products/detail/bourns-inc/3266W-1-103LF/1087907</text:a> </text:p>
          </table:table-cell>
          <table:table-cell office:value-type="currency" office:currency="USD" office:value="5.59">
            <text:p>$5.59</text:p>
          </table:table-cell>
          <table:table-cell table:formula="of:=[.G3]*[.D3]" office:value-type="currency" office:currency="USD" office:value="22.36">
            <text:p>$22.36</text:p>
          </table:table-cell>
          <table:table-cell table:number-columns-repeated="101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4,R3,R2,R1</text:p>
          </table:table-cell>
          <table:table-cell office:value-type="string">
            <text:p>R_1206_3216Metric_Pad1.30x1.75mm_HandSolder</text:p>
          </table:table-cell>
          <table:table-cell office:value-type="float" office:value="4">
            <text:p>4</text:p>
          </table:table-cell>
          <table:table-cell office:value-type="string">
            <text:p>1k</text:p>
          </table:table-cell>
          <table:table-cell office:value-type="string">
            <text:p><text:a xlink:href="https://www.digikey.ca/en/products/detail/stackpole-electronics-inc/RMCF1206FT1K00/1759616">https://www.digikey.ca/en/products/detail/stackpole-electronics-inc/RMCF1206FT1K00/1759616</text:a> </text:p>
          </table:table-cell>
          <table:table-cell office:value-type="currency" office:currency="USD" office:value="6.21">
            <text:p>$6.21</text:p>
          </table:table-cell>
          <table:table-cell table:formula="of:=[.G4]*[.D4]" office:value-type="currency" office:currency="USD" office:value="24.84">
            <text:p>$24.84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4,K3,K2,K1</text:p>
          </table:table-cell>
          <table:table-cell office:value-type="string">
            <text:p>Relay_SPDT_Omron-G5Q-1</text:p>
          </table:table-cell>
          <table:table-cell office:value-type="float" office:value="4">
            <text:p>4</text:p>
          </table:table-cell>
          <table:table-cell office:value-type="string">
            <text:p>G5Q-1</text:p>
          </table:table-cell>
          <table:table-cell office:value-type="string">
            <text:p><text:a xlink:href="https://www.digikey.ca/en/products/detail/omron-electronics-inc-emc-div/G5Q-1-DC5/1815726?utm_adgroup=Relays&amp;utm_source=google&amp;utm_medium=cpc&amp;utm_campaign=Dynamic%20Search_EN&amp;utm_term=&amp;productid=&amp;gclid=Cj0KCQjwmuiTBhDoARIsAPiv6L95yV8x-EA5MM5qCZZw2vLosqZowbXLjiNiqf0Qs-0YcrrHAcYfsBEaAit9EALw_wcB">https://www.digikey.ca/en/products/detail/omron-electronics-inc-emc-div/G5Q-1-DC5/1815726?utm_adgroup=Relays&amp;utm_source=google&amp;utm_medium=cpc&amp;utm_campaign=Dynamic%20Search_EN&amp;utm_term=&amp;productid=&amp;gclid=Cj0KCQjwmuiTBhDoARIsAPiv6L95yV8x-EA5MM5qCZZw2vLosqZowbXLjiNiqf0Qs-0YcrrHAcYfsBEaAit9EALw_wcB</text:a> </text:p>
          </table:table-cell>
          <table:table-cell office:value-type="currency" office:currency="USD" office:value="1.66">
            <text:p>$1.66</text:p>
          </table:table-cell>
          <table:table-cell table:formula="of:=[.G5]*[.D5]" office:value-type="currency" office:currency="USD" office:value="6.64">
            <text:p>$6.64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J6</text:p>
          </table:table-cell>
          <table:table-cell office:value-type="string">
            <text:p>TerminalBlock_TE_282834-4_1x04_P2.54mm_Horizontal</text:p>
          </table:table-cell>
          <table:table-cell office:value-type="float" office:value="1">
            <text:p>1</text:p>
          </table:table-cell>
          <table:table-cell office:value-type="string">
            <text:p>Screw_Terminal_01x04</text:p>
          </table:table-cell>
          <table:table-cell office:value-type="string">
            <text:p><text:a xlink:href="https://www.digikey.ca/en/products/detail/on-shore-technology-inc/OSTVN04A150/1588864">https://www.digikey.ca/en/products/detail/on-shore-technology-inc/OSTVN04A150/1588864</text:a> </text:p>
          </table:table-cell>
          <table:table-cell office:value-type="currency" office:currency="USD" office:value="2.01">
            <text:p>$2.01</text:p>
          </table:table-cell>
          <table:table-cell table:formula="of:=[.G6]*[.D6]" office:value-type="currency" office:currency="USD" office:value="2.01">
            <text:p>$2.01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J5,J4,J3,J2</text:p>
          </table:table-cell>
          <table:table-cell office:value-type="string">
            <text:p>TerminalBlock_TE_282834-3_1x03_P2.54mm_Horizontal</text:p>
          </table:table-cell>
          <table:table-cell office:value-type="float" office:value="4">
            <text:p>4</text:p>
          </table:table-cell>
          <table:table-cell office:value-type="string">
            <text:p>Screw_Terminal_01x03</text:p>
          </table:table-cell>
          <table:table-cell office:value-type="string">
            <text:p><text:a xlink:href="https://www.digikey.ca/en/products/detail/on-shore-technology-inc/OSTVN03A150/1588863">https://www.digikey.ca/en/products/detail/on-shore-technology-inc/OSTVN03A150/1588863</text:a> </text:p>
          </table:table-cell>
          <table:table-cell office:value-type="currency" office:currency="USD" office:value="1.51">
            <text:p>$1.51</text:p>
          </table:table-cell>
          <table:table-cell table:formula="of:=[.G7]*[.D7]" office:value-type="currency" office:currency="USD" office:value="6.04">
            <text:p>$6.04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8,D7,D6,D5</text:p>
          </table:table-cell>
          <table:table-cell office:value-type="string">
            <text:p>D_1206_3216Metric_Pad1.42x1.75mm_HandSolder</text:p>
          </table:table-cell>
          <table:table-cell office:value-type="float" office:value="4">
            <text:p>4</text:p>
          </table:table-cell>
          <table:table-cell office:value-type="string">
            <text:p>D_Zener</text:p>
          </table:table-cell>
          <table:table-cell office:value-type="string">
            <text:p><text:a xlink:href="https://www.digikey.ca/en/products/detail/diodes-incorporated/BZT52C15-7-F/755469">https://www.digikey.ca/en/products/detail/diodes-incorporated/BZT52C15-7-F/755469</text:a> </text:p>
          </table:table-cell>
          <table:table-cell office:value-type="currency" office:currency="USD" office:value="0.32">
            <text:p>$0.32</text:p>
          </table:table-cell>
          <table:table-cell table:formula="of:=[.G8]*[.D8]" office:value-type="currency" office:currency="USD" office:value="1.28">
            <text:p>$1.28</text:p>
          </table:table-cell>
          <table:table-cell table:number-columns-repeated="1016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4,D3,D2,D1</text:p>
          </table:table-cell>
          <table:table-cell office:value-type="string">
            <text:p>D_1206_3216Metric_Pad1.42x1.75mm_HandSolder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<text:a xlink:href="https://www.digikey.ca/en/products/detail/kyocera-avx/SD1206S020S1R0/3749491">https://www.digikey.ca/en/products/detail/kyocera-avx/SD1206S020S1R0/3749491</text:a> </text:p>
          </table:table-cell>
          <table:table-cell office:value-type="currency" office:currency="USD" office:value="0.6">
            <text:p>$0.60</text:p>
          </table:table-cell>
          <table:table-cell table:formula="of:=[.G9]*[.D9]" office:value-type="currency" office:currency="USD" office:value="2.4">
            <text:p>$2.40</text:p>
          </table:table-cell>
          <table:table-cell table:number-columns-repeated="1016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2,C1</text:p>
          </table:table-cell>
          <table:table-cell office:value-type="string">
            <text:p>C_2312</text:p>
          </table:table-cell>
          <table:table-cell office:value-type="float" office:value="2">
            <text:p>2</text:p>
          </table:table-cell>
          <table:table-cell office:value-type="string">
            <text:p>10uF_t</text:p>
          </table:table-cell>
          <table:table-cell office:value-type="string">
            <text:p><text:a xlink:href="https://www.digikey.ca/short/qfrbqfhd">https://www.digikey.ca/short/qfrbqfhd</text:a> </text:p>
          </table:table-cell>
          <table:table-cell office:value-type="currency" office:currency="USD" office:value="0.81">
            <text:p>$0.81</text:p>
          </table:table-cell>
          <table:table-cell table:formula="of:=[.G10]*[.D10]" office:value-type="currency" office:currency="USD" office:value="1.62">
            <text:p>$1.62</text:p>
          </table:table-cell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1</text:p>
          </table:table-cell>
          <table:table-cell office:value-type="string">
            <text:p>Arduino_Nano</text:p>
          </table:table-cell>
          <table:table-cell office:value-type="float" office:value="1">
            <text:p>1</text:p>
          </table:table-cell>
          <table:table-cell office:value-type="string">
            <text:p>Arduino_Nano_v3.x</text:p>
          </table:table-cell>
          <table:table-cell office:value-type="string">
            <text:p><text:a xlink:href="https://www.digikey.ca/en/products/detail/arduino/A000005/2638989">https://www.digikey.ca/en/products/detail/arduino/A000005/2638989</text:a> </text:p>
          </table:table-cell>
          <table:table-cell office:value-type="currency" office:currency="USD" office:value="9.58">
            <text:p>$9.58</text:p>
          </table:table-cell>
          <table:table-cell table:formula="of:=[.G11]*[.D11]" office:value-type="currency" office:currency="USD" office:value="9.58">
            <text:p>$9.58</text:p>
          </table:table-cell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J1</text:p>
          </table:table-cell>
          <table:table-cell office:value-type="string">
            <text:p>PinSocket_1x10_P2.54mm_Horizontal</text:p>
          </table:table-cell>
          <table:table-cell office:value-type="float" office:value="1">
            <text:p>1</text:p>
          </table:table-cell>
          <table:table-cell office:value-type="string">
            <text:p>Conn_01x10_Female</text:p>
          </table:table-cell>
          <table:table-cell office:value-type="string">
            <text:p><text:a xlink:href="https://www.digikey.ca/en/products/detail/sullins-connector-solutions/PPPC101LGBN-RC/775943?s=N4IgTCBcDaIMoFYAsAOBBaAcgERAXQF8g">https://www.digikey.ca/en/products/detail/sullins-connector-solutions/PPPC101LGBN-RC/775943?s=N4IgTCBcDaIMoFYAsAOBBaAcgERAXQF8g</text:a> </text:p>
          </table:table-cell>
          <table:table-cell office:value-type="currency" office:currency="USD" office:value="1.1">
            <text:p>$1.10</text:p>
          </table:table-cell>
          <table:table-cell table:formula="of:=[.G12]*[.D12]" office:value-type="currency" office:currency="USD" office:value="1.1">
            <text:p>$1.1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table:style-name="ce1" office:value-type="string">
            <text:p>Total</text:p>
          </table:table-cell>
          <table:table-cell table:style-name="ce2" table:formula="of:=SUM([.H2:.H12])" office:value-type="currency" office:currency="USD" office:value="79.75">
            <text:p>$79.75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9">08/09/2022</text:date>, <text:time>11:2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8-09T11:21:04.31</dc:date>
    <meta:generator>OpenOffice/4.1.11$Win32 OpenOffice.org_project/4111m1$Build-9808</meta:generator>
    <meta:editing-duration>PT3H3M25S</meta:editing-duration>
    <meta:editing-cycles>7</meta:editing-cycles>
    <meta:document-statistic meta:table-count="1" meta:cell-count="98" meta:object-count="0"/>
  </office:meta>
</office:document-meta>
</file>